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2000000D62229F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9cm" svg:height="14.732cm" svg:x="0.254cm" svg:y="0.254cm">
          <draw:image xlink:href="Pictures/10000000000001D2000000D62229F7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3:18:19.068759580</meta:creation-date>
    <dc:date>2014-10-20T23:19:02.261205521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